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1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729fcf" draw:textarea-horizontal-align="justify" draw:textarea-vertical-align="middle" draw:auto-grow-height="false" fo:min-height="0.076cm" fo:min-width="0cm" fo:padding-top="0.142cm" fo:padding-bottom="0.142cm" fo:padding-left="0.267cm" fo:padding-right="0.267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76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729fcf" draw:textarea-horizontal-align="justify" draw:textarea-vertical-align="middle" draw:auto-grow-height="false" fo:min-height="0.01cm" fo:min-width="0cm" fo:padding-top="0.142cm" fo:padding-bottom="0.142cm" fo:padding-left="0.267cm" fo:padding-right="0.267cm"/>
    </style:style>
    <style:style style:name="gr10" style:family="graphic" style:parent-style-name="standard">
      <style:graphic-properties draw:stroke="none" draw:fill="none" fo:min-height="1.441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66cm" fo:min-width="0.516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32cm" fo:min-width="0.482cm" fo:padding-top="0.142cm" fo:padding-bottom="0.142cm" fo:padding-left="0.267cm" fo:padding-right="0.267cm"/>
    </style:style>
    <style:style style:name="gr13" style:family="graphic" style:parent-style-name="objectwithoutfill">
      <style:graphic-properties draw:stroke="dash" draw:stroke-dash="Fine_20_Dashed" draw:fill="solid" draw:textarea-vertical-align="middle"/>
    </style:style>
    <style:style style:name="gr14" style:family="graphic" style:parent-style-name="standard">
      <style:graphic-properties draw:stroke="none"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0.47cm" fo:min-width="0.22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0.436cm" fo:min-width="0.186cm" fo:padding-top="0.142cm" fo:padding-bottom="0.142cm" fo:padding-left="0.267cm" fo:padding-right="0.267cm"/>
    </style:style>
    <style:style style:name="gr16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style:font-name="Courier New" fo:font-weight="bold"/>
    </style:style>
    <style:style style:name="P5" style:family="paragraph">
      <loext:graphic-properties draw:fill="none" draw:fill-color="#ffffff"/>
      <style:text-properties style:font-name="Courier New" fo:font-weight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eeeeee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font-name="Courier New"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508cm" svg:height="0.508cm" svg:x="10.144cm" svg:y="2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508cm" svg:height="0.508cm" svg:x="1.508cm" svg:y="4.1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10.144cm" svg:y1="2.57cm" svg:x2="1.762cm" svg:y2="4.117cm" draw:start-shape="id1" draw:start-glue-point="6" draw:end-shape="id2" draw:end-glue-point="4" svg:d="M10144 2570l-8382 1547" svg:viewBox="0 0 8383 1548">
          <text:p/>
        </draw:connector>
        <draw:custom-shape draw:style-name="gr4" draw:text-style-name="P1" xml:id="id3" draw:id="id3" draw:layer="layout" svg:width="0.508cm" svg:height="0.508cm" svg:x="7.545cm" svg:y="4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0.218cm" svg:y1="2.75cm" svg:x2="7.799cm" svg:y2="4.317cm" draw:start-shape="id1" draw:start-glue-point="7" draw:end-shape="id3" draw:end-glue-point="4" svg:d="M10218 2750l-2419 1567" svg:viewBox="0 0 2420 1568">
          <text:p/>
        </draw:connector>
        <draw:frame draw:style-name="gr5" draw:text-style-name="P5" draw:layer="layout" svg:width="0.883cm" svg:height="0.971cm" svg:x="5.613cm" svg:y="2.524cm">
          <draw:text-box>
            <text:p text:style-name="P4">$</text:p>
          </draw:text-box>
        </draw:frame>
        <draw:frame draw:style-name="gr5" draw:text-style-name="P5" draw:layer="layout" svg:width="0.883cm" svg:height="0.971cm" svg:x="8.114cm" svg:y="2.925cm">
          <draw:text-box>
            <text:p text:style-name="P4">a</text:p>
          </draw:text-box>
        </draw:frame>
        <draw:custom-shape draw:style-name="gr2" draw:text-style-name="P2" xml:id="id4" draw:id="id4" draw:layer="layout" svg:width="0.508cm" svg:height="0.508cm" svg:x="2.778cm" svg:y="6.4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7.619cm" svg:y1="4.751cm" svg:x2="3.032cm" svg:y2="6.486cm" draw:start-shape="id3" draw:start-glue-point="7" draw:end-shape="id4" draw:end-glue-point="4" svg:d="M7619 4751l-4587 1735" svg:viewBox="0 0 4588 1736">
          <text:p/>
        </draw:connector>
        <draw:custom-shape draw:style-name="gr4" draw:text-style-name="P1" xml:id="id5" draw:id="id5" draw:layer="layout" svg:width="0.508cm" svg:height="0.508cm" svg:x="5.146cm" svg:y="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7.799cm" svg:y1="4.825cm" svg:x2="5.58cm" svg:y2="8.092cm" draw:start-shape="id3" draw:start-glue-point="8" draw:end-shape="id5" draw:end-glue-point="11" svg:d="M7799 4825l-2219 3267" svg:viewBox="0 0 2220 3268">
          <text:p/>
        </draw:connector>
        <draw:frame draw:style-name="gr5" draw:text-style-name="P5" draw:layer="layout" svg:width="0.883cm" svg:height="0.971cm" svg:x="5.714cm" svg:y="4.625cm">
          <draw:text-box>
            <text:p text:style-name="P4">$</text:p>
          </draw:text-box>
        </draw:frame>
        <draw:frame draw:style-name="gr5" draw:text-style-name="P5" draw:layer="layout" svg:width="0.883cm" svg:height="0.971cm" svg:x="6.515cm" svg:y="5.126cm">
          <draw:text-box>
            <text:p text:style-name="P4">a</text:p>
          </draw:text-box>
        </draw:frame>
        <draw:frame draw:style-name="gr6" draw:text-style-name="P5" draw:layer="layout" svg:width="0.767cm" svg:height="0.971cm" svg:x="6.131cm" svg:y="5.726cm">
          <draw:text-box>
            <text:p text:style-name="P4">b</text:p>
          </draw:text-box>
        </draw:frame>
        <draw:custom-shape draw:style-name="gr2" draw:text-style-name="P2" xml:id="id7" draw:id="id7" draw:layer="layout" svg:width="0.508cm" svg:height="0.508cm" svg:x="4.247cm" svg:y="11.4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5.4cm" svg:y1="8.513cm" svg:x2="4.501cm" svg:y2="11.419cm" draw:start-shape="id6" draw:start-glue-point="1" draw:end-shape="id7" draw:end-glue-point="4" svg:d="M5400 8513l-899 2906" svg:viewBox="0 0 900 2907">
          <text:p/>
        </draw:connector>
        <draw:frame draw:style-name="gr5" draw:text-style-name="P5" draw:layer="layout" svg:width="0.883cm" svg:height="0.971cm" svg:x="4.416cm" svg:y="8.527cm">
          <draw:text-box>
            <text:p text:style-name="P4">a</text:p>
          </draw:text-box>
        </draw:frame>
        <draw:frame draw:style-name="gr6" draw:text-style-name="P5" draw:layer="layout" svg:width="0.795cm" svg:height="0.971cm" svg:x="4.272cm" svg:y="8.978cm">
          <draw:text-box>
            <text:p text:style-name="P4">b</text:p>
          </draw:text-box>
        </draw:frame>
        <draw:frame draw:style-name="gr5" draw:text-style-name="P5" xml:id="id6" draw:id="id6" draw:layer="layout" svg:width="0.883cm" svg:height="0.971cm" svg:x="4.517cm" svg:y="8.028cm">
          <draw:text-box>
            <text:p text:style-name="P4">a</text:p>
          </draw:text-box>
        </draw:frame>
        <draw:frame draw:style-name="gr6" draw:text-style-name="P5" draw:layer="layout" svg:width="0.795cm" svg:height="0.971cm" svg:x="4.083cm" svg:y="9.428cm">
          <draw:text-box>
            <text:p text:style-name="P4">c</text:p>
          </draw:text-box>
        </draw:frame>
        <draw:frame draw:style-name="gr6" draw:text-style-name="P5" draw:layer="layout" svg:width="0.795cm" svg:height="0.971cm" svg:x="3.895cm" svg:y="9.879cm">
          <draw:text-box>
            <text:p text:style-name="P4">a</text:p>
          </draw:text-box>
        </draw:frame>
        <draw:frame draw:style-name="gr6" draw:text-style-name="P5" draw:layer="layout" svg:width="0.795cm" svg:height="0.971cm" svg:x="3.706cm" svg:y="10.329cm">
          <draw:text-box>
            <text:p text:style-name="P4">$</text:p>
          </draw:text-box>
        </draw:frame>
        <draw:frame draw:style-name="gr6" draw:text-style-name="P5" draw:layer="layout" svg:width="0.795cm" svg:height="0.971cm" svg:x="5.395cm" svg:y="9.58cm">
          <draw:text-box>
            <text:p text:style-name="P4">a</text:p>
          </draw:text-box>
        </draw:frame>
        <draw:frame draw:style-name="gr6" draw:text-style-name="P5" draw:layer="layout" svg:width="0.795cm" svg:height="0.971cm" svg:x="5.501cm" svg:y="10.189cm">
          <draw:text-box>
            <text:p text:style-name="P4">$</text:p>
          </draw:text-box>
        </draw:frame>
        <draw:frame draw:style-name="gr6" draw:text-style-name="P5" draw:layer="layout" svg:width="0.795cm" svg:height="0.971cm" svg:x="5.384cm" svg:y="9.029cm">
          <draw:text-box>
            <text:p text:style-name="P4">c</text:p>
          </draw:text-box>
        </draw:frame>
        <draw:custom-shape draw:style-name="gr2" draw:text-style-name="P2" xml:id="id8" draw:id="id8" draw:layer="layout" svg:width="0.508cm" svg:height="0.508cm" svg:x="5.518cm" svg:y="11.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5.4cm" svg:y1="8.526cm" svg:x2="5.772cm" svg:y2="11.42cm" draw:start-shape="id5" draw:start-glue-point="8" draw:end-shape="id8" draw:end-glue-point="4" svg:d="M5400 8526l372 2894" svg:viewBox="0 0 373 2895">
          <text:p/>
        </draw:connector>
        <draw:custom-shape draw:style-name="gr4" draw:text-style-name="P1" xml:id="id10" draw:id="id10" draw:layer="layout" svg:width="0.508cm" svg:height="0.508cm" svg:x="8.047cm" svg:y="8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7.979cm" svg:y1="4.751cm" svg:x2="7.922cm" svg:y2="5.894cm" draw:start-shape="id3" draw:start-glue-point="9" draw:end-shape="id9" draw:end-glue-point="5" svg:d="M7979 4751l-57 1143" svg:viewBox="0 0 58 1144">
          <text:p/>
        </draw:connector>
        <draw:frame draw:style-name="gr6" draw:text-style-name="P5" draw:layer="layout" svg:width="0.767cm" svg:height="0.971cm" svg:x="7.732cm" svg:y="4.827cm">
          <draw:text-box>
            <text:p text:style-name="P4">b</text:p>
          </draw:text-box>
        </draw:frame>
        <draw:frame draw:style-name="gr5" draw:text-style-name="P5" draw:layer="layout" svg:width="0.883cm" svg:height="0.971cm" svg:x="7.316cm" svg:y="5.927cm">
          <draw:text-box>
            <text:p text:style-name="P4">a</text:p>
          </draw:text-box>
        </draw:frame>
        <draw:frame draw:style-name="gr5" draw:text-style-name="P5" draw:layer="layout" svg:width="0.883cm" svg:height="0.971cm" svg:x="7.416cm" svg:y="6.327cm">
          <draw:text-box>
            <text:p text:style-name="P4">a</text:p>
          </draw:text-box>
        </draw:frame>
        <draw:frame draw:style-name="gr5" draw:text-style-name="P5" draw:layer="layout" svg:width="0.883cm" svg:height="0.971cm" svg:x="7.516cm" svg:y="6.827cm">
          <draw:text-box>
            <text:p text:style-name="P4">b</text:p>
          </draw:text-box>
        </draw:frame>
        <draw:custom-shape draw:style-name="gr2" draw:text-style-name="P2" xml:id="id11" draw:id="id11" draw:layer="layout" svg:width="0.508cm" svg:height="0.508cm" svg:x="6.788cm" svg:y="11.4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8.121cm" svg:y1="8.453cm" svg:x2="7.042cm" svg:y2="11.414cm" draw:start-shape="id10" draw:start-glue-point="7" draw:end-shape="id11" draw:end-glue-point="4" svg:d="M8121 8453l-1079 2961" svg:viewBox="0 0 1080 2962">
          <text:p/>
        </draw:connector>
        <draw:frame draw:style-name="gr7" draw:text-style-name="P5" draw:layer="layout" svg:width="0.912cm" svg:height="0.971cm" svg:x="7.116cm" svg:y="8.42cm">
          <draw:text-box>
            <text:p text:style-name="P4">a</text:p>
          </draw:text-box>
        </draw:frame>
        <draw:frame draw:style-name="gr6" draw:text-style-name="P5" draw:layer="layout" svg:width="0.795cm" svg:height="0.971cm" svg:x="6.972cm" svg:y="8.988cm">
          <draw:text-box>
            <text:p text:style-name="P4">b</text:p>
          </draw:text-box>
        </draw:frame>
        <draw:frame draw:style-name="gr6" draw:text-style-name="P5" draw:layer="layout" svg:width="0.795cm" svg:height="0.971cm" svg:x="6.783cm" svg:y="9.438cm">
          <draw:text-box>
            <text:p text:style-name="P4">c</text:p>
          </draw:text-box>
        </draw:frame>
        <draw:frame draw:style-name="gr6" draw:text-style-name="P5" draw:layer="layout" svg:width="0.795cm" svg:height="0.971cm" svg:x="6.595cm" svg:y="9.889cm">
          <draw:text-box>
            <text:p text:style-name="P4">a</text:p>
          </draw:text-box>
        </draw:frame>
        <draw:frame draw:style-name="gr6" draw:text-style-name="P5" draw:layer="layout" svg:width="0.795cm" svg:height="0.971cm" svg:x="6.406cm" svg:y="10.339cm">
          <draw:text-box>
            <text:p text:style-name="P4">$</text:p>
          </draw:text-box>
        </draw:frame>
        <draw:frame draw:style-name="gr6" draw:text-style-name="P5" draw:layer="layout" svg:width="0.795cm" svg:height="0.971cm" svg:x="8.095cm" svg:y="9.59cm">
          <draw:text-box>
            <text:p text:style-name="P4">a</text:p>
          </draw:text-box>
        </draw:frame>
        <draw:frame draw:style-name="gr8" draw:text-style-name="P5" draw:layer="layout" svg:width="0.817cm" svg:height="0.999cm" svg:x="8.09cm" svg:y="10.271cm">
          <draw:text-box>
            <text:p text:style-name="P4">$</text:p>
          </draw:text-box>
        </draw:frame>
        <draw:frame draw:style-name="gr6" draw:text-style-name="P5" draw:layer="layout" svg:width="0.795cm" svg:height="0.971cm" svg:x="8.184cm" svg:y="5.739cm">
          <draw:text-box>
            <text:p text:style-name="P4">c</text:p>
          </draw:text-box>
        </draw:frame>
        <draw:custom-shape draw:style-name="gr2" draw:text-style-name="P2" xml:id="id12" draw:id="id12" draw:layer="layout" svg:width="0.508cm" svg:height="0.508cm" svg:x="8.058cm" svg:y="11.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8.301cm" svg:y1="8.527cm" svg:x2="8.312cm" svg:y2="11.33cm" draw:start-shape="id10" draw:start-glue-point="8" draw:end-shape="id12" draw:end-glue-point="4" svg:d="M8301 8527l11 2803" svg:viewBox="0 0 12 2804">
          <text:p/>
        </draw:connector>
        <draw:frame draw:style-name="gr5" draw:text-style-name="P5" draw:layer="layout" svg:width="0.883cm" svg:height="0.971cm" svg:x="7.418cm" svg:y="8.029cm">
          <draw:text-box>
            <text:p text:style-name="P4">a</text:p>
          </draw:text-box>
        </draw:frame>
        <draw:custom-shape draw:style-name="gr4" draw:text-style-name="P1" xml:id="id9" draw:id="id9" draw:layer="layout" svg:width="0.508cm" svg:height="0.508cm" svg:x="7.848cm" svg:y="5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8.102cm" svg:y1="6.328cm" svg:x2="8.301cm" svg:y2="8.019cm" draw:start-shape="id9" draw:start-glue-point="8" draw:end-shape="id10" draw:end-glue-point="4" svg:d="M8102 6328l199 1691" svg:viewBox="0 0 200 1692">
          <text:p/>
        </draw:connector>
        <draw:custom-shape draw:style-name="gr4" draw:text-style-name="P1" xml:id="id13" draw:id="id13" draw:layer="layout" svg:width="0.508cm" svg:height="0.508cm" svg:x="9.255cm" svg:y="7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8.282cm" svg:y1="6.254cm" svg:x2="9.509cm" svg:y2="7.242cm" draw:start-shape="id9" draw:start-glue-point="9" draw:end-shape="id13" draw:end-glue-point="4" svg:d="M8282 6254l1227 988" svg:viewBox="0 0 1228 989">
          <text:p/>
        </draw:connector>
        <draw:frame draw:style-name="gr6" draw:text-style-name="P5" draw:layer="layout" svg:width="0.795cm" svg:height="0.971cm" svg:x="8.096cm" svg:y="8.991cm">
          <draw:text-box>
            <text:p text:style-name="P4">c</text:p>
          </draw:text-box>
        </draw:frame>
        <draw:frame draw:style-name="gr6" draw:text-style-name="P5" draw:layer="layout" svg:width="0.795cm" svg:height="0.971cm" svg:x="8.585cm" svg:y="6.04cm">
          <draw:text-box>
            <text:p text:style-name="P4">a</text:p>
          </draw:text-box>
        </draw:frame>
        <draw:custom-shape draw:style-name="gr2" draw:text-style-name="P2" xml:id="id14" draw:id="id14" draw:layer="layout" svg:width="0.508cm" svg:height="0.508cm" svg:x="9.128cm" svg:y="9.1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9.509cm" svg:y1="7.75cm" svg:x2="9.382cm" svg:y2="9.131cm" draw:start-shape="id13" draw:start-glue-point="8" draw:end-shape="id14" draw:end-glue-point="4" svg:d="M9509 7750l-127 1381" svg:viewBox="0 0 128 1382">
          <text:p/>
        </draw:connector>
        <draw:frame draw:style-name="gr5" draw:text-style-name="P5" draw:layer="layout" svg:width="0.883cm" svg:height="0.971cm" svg:x="8.814cm" svg:y="7.725cm">
          <draw:text-box>
            <text:p text:style-name="P4">$</text:p>
          </draw:text-box>
        </draw:frame>
        <draw:custom-shape draw:style-name="gr2" draw:text-style-name="P2" xml:id="id15" draw:id="id15" draw:layer="layout" svg:width="0.508cm" svg:height="0.508cm" svg:x="10.898cm" svg:y="12.4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9.689cm" svg:y1="7.676cm" svg:x2="11.152cm" svg:y2="12.432cm" draw:start-shape="id13" draw:start-glue-point="9" draw:end-shape="id15" draw:end-glue-point="4" svg:d="M9689 7676l1463 4756" svg:viewBox="0 0 1464 4757">
          <text:p/>
        </draw:connector>
        <draw:frame draw:style-name="gr5" draw:text-style-name="P5" draw:layer="layout" svg:width="0.883cm" svg:height="0.971cm" svg:x="10.338cm" svg:y="9.757cm">
          <draw:text-box>
            <text:p text:style-name="P4">a</text:p>
          </draw:text-box>
        </draw:frame>
        <draw:frame draw:style-name="gr6" draw:text-style-name="P5" draw:layer="layout" svg:width="0.795cm" svg:height="0.971cm" svg:x="10.537cm" svg:y="10.189cm">
          <draw:text-box>
            <text:p text:style-name="P4">b</text:p>
          </draw:text-box>
        </draw:frame>
        <draw:frame draw:style-name="gr6" draw:text-style-name="P5" draw:layer="layout" svg:width="0.795cm" svg:height="0.971cm" svg:x="10.692cm" svg:y="10.622cm">
          <draw:text-box>
            <text:p text:style-name="P4">c</text:p>
          </draw:text-box>
        </draw:frame>
        <draw:frame draw:style-name="gr6" draw:text-style-name="P5" draw:layer="layout" svg:width="0.795cm" svg:height="0.971cm" svg:x="10.847cm" svg:y="11.054cm">
          <draw:text-box>
            <text:p text:style-name="P4">a</text:p>
          </draw:text-box>
        </draw:frame>
        <draw:frame draw:style-name="gr8" draw:text-style-name="P5" draw:layer="layout" svg:width="0.817cm" svg:height="0.999cm" svg:x="10.991cm" svg:y="11.472cm">
          <draw:text-box>
            <text:p text:style-name="P4">$</text:p>
          </draw:text-box>
        </draw:frame>
        <draw:frame draw:style-name="gr5" draw:text-style-name="P5" draw:layer="layout" svg:width="0.883cm" svg:height="0.971cm" svg:x="9.717cm" svg:y="8.028cm">
          <draw:text-box>
            <text:p text:style-name="P4">a</text:p>
          </draw:text-box>
        </draw:frame>
        <draw:frame draw:style-name="gr5" draw:text-style-name="P5" draw:layer="layout" svg:width="0.883cm" svg:height="0.971cm" svg:x="9.518cm" svg:y="7.529cm">
          <draw:text-box>
            <text:p text:style-name="P4">b</text:p>
          </draw:text-box>
        </draw:frame>
        <draw:frame draw:style-name="gr5" draw:text-style-name="P5" draw:layer="layout" svg:width="0.883cm" svg:height="0.971cm" svg:x="9.872cm" svg:y="8.46cm">
          <draw:text-box>
            <text:p text:style-name="P4">a</text:p>
          </draw:text-box>
        </draw:frame>
        <draw:frame draw:style-name="gr5" draw:text-style-name="P5" draw:layer="layout" svg:width="0.883cm" svg:height="0.971cm" svg:x="10.182cm" svg:y="9.325cm">
          <draw:text-box>
            <text:p text:style-name="P4">a</text:p>
          </draw:text-box>
        </draw:frame>
        <draw:frame draw:style-name="gr5" draw:text-style-name="P5" draw:layer="layout" svg:width="0.883cm" svg:height="0.971cm" svg:x="10.027cm" svg:y="8.893cm">
          <draw:text-box>
            <text:p text:style-name="P4">b</text:p>
          </draw:text-box>
        </draw:frame>
        <draw:custom-shape draw:style-name="gr9" draw:text-style-name="P2" xml:id="id16" draw:id="id16" draw:layer="layout" svg:width="0.394cm" svg:height="0.416cm" svg:x="12.965cm" svg:y="11.7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8.053cm" svg:y1="4.571cm" svg:x2="13.022cm" svg:y2="11.794cm" draw:start-shape="id3" draw:start-glue-point="10" draw:end-shape="id16" draw:end-glue-point="5" svg:d="M8053 4571l4969 7223" svg:viewBox="0 0 4970 7224">
          <text:p/>
        </draw:connector>
        <draw:custom-shape draw:style-name="gr4" draw:text-style-name="P1" xml:id="id17" draw:id="id17" draw:layer="layout" svg:width="0.508cm" svg:height="0.508cm" svg:x="15.548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883cm" svg:height="0.971cm" svg:x="14.817cm" svg:y="4.437cm">
          <draw:text-box>
            <text:p text:style-name="P4">a</text:p>
          </draw:text-box>
        </draw:frame>
        <draw:frame draw:style-name="gr5" draw:text-style-name="P5" draw:layer="layout" svg:width="0.883cm" svg:height="0.971cm" svg:x="14.917cm" svg:y="4.837cm">
          <draw:text-box>
            <text:p text:style-name="P4">a</text:p>
          </draw:text-box>
        </draw:frame>
        <draw:frame draw:style-name="gr5" draw:text-style-name="P5" draw:layer="layout" svg:width="0.883cm" svg:height="0.971cm" svg:x="15.017cm" svg:y="5.337cm">
          <draw:text-box>
            <text:p text:style-name="P4">b</text:p>
          </draw:text-box>
        </draw:frame>
        <draw:custom-shape draw:style-name="gr2" draw:text-style-name="P2" xml:id="id18" draw:id="id18" draw:layer="layout" svg:width="0.508cm" svg:height="0.508cm" svg:x="14.148cm" svg:y="9.9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15.622cm" svg:y1="6.963cm" svg:x2="14.402cm" svg:y2="9.939cm" draw:start-shape="id17" draw:start-glue-point="7" draw:end-shape="id18" draw:end-glue-point="4" svg:d="M15622 6963l-1220 2976" svg:viewBox="0 0 1221 2977">
          <text:p/>
        </draw:connector>
        <draw:frame draw:style-name="gr7" draw:text-style-name="P5" draw:layer="layout" svg:width="0.912cm" svg:height="0.971cm" svg:x="14.617cm" svg:y="6.93cm">
          <draw:text-box>
            <text:p text:style-name="P4">a</text:p>
          </draw:text-box>
        </draw:frame>
        <draw:frame draw:style-name="gr6" draw:text-style-name="P5" draw:layer="layout" svg:width="0.795cm" svg:height="0.971cm" svg:x="14.473cm" svg:y="7.498cm">
          <draw:text-box>
            <text:p text:style-name="P4">b</text:p>
          </draw:text-box>
        </draw:frame>
        <draw:frame draw:style-name="gr6" draw:text-style-name="P5" draw:layer="layout" svg:width="0.795cm" svg:height="0.971cm" svg:x="14.284cm" svg:y="7.948cm">
          <draw:text-box>
            <text:p text:style-name="P4">c</text:p>
          </draw:text-box>
        </draw:frame>
        <draw:frame draw:style-name="gr6" draw:text-style-name="P5" draw:layer="layout" svg:width="0.795cm" svg:height="0.971cm" svg:x="14.096cm" svg:y="8.399cm">
          <draw:text-box>
            <text:p text:style-name="P4">a</text:p>
          </draw:text-box>
        </draw:frame>
        <draw:frame draw:style-name="gr6" draw:text-style-name="P5" draw:layer="layout" svg:width="0.795cm" svg:height="0.971cm" svg:x="15.596cm" svg:y="8.1cm">
          <draw:text-box>
            <text:p text:style-name="P4">a</text:p>
          </draw:text-box>
        </draw:frame>
        <draw:frame draw:style-name="gr8" draw:text-style-name="P5" draw:layer="layout" svg:width="0.817cm" svg:height="0.999cm" svg:x="15.591cm" svg:y="8.781cm">
          <draw:text-box>
            <text:p text:style-name="P4">$</text:p>
          </draw:text-box>
        </draw:frame>
        <draw:frame draw:style-name="gr6" draw:text-style-name="P5" draw:layer="layout" svg:width="0.795cm" svg:height="0.971cm" svg:x="15.685cm" svg:y="4.249cm">
          <draw:text-box>
            <text:p text:style-name="P4">c</text:p>
          </draw:text-box>
        </draw:frame>
        <draw:custom-shape draw:style-name="gr2" draw:text-style-name="P2" xml:id="id19" draw:id="id19" draw:layer="layout" svg:width="0.508cm" svg:height="0.508cm" svg:x="15.449cm" svg:y="9.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15.802cm" svg:y1="7.037cm" svg:x2="15.703cm" svg:y2="9.84cm" draw:start-shape="id17" draw:start-glue-point="8" draw:end-shape="id19" draw:end-glue-point="4" svg:d="M15802 7037l-99 2803" svg:viewBox="0 0 100 2804">
          <text:p/>
        </draw:connector>
        <draw:frame draw:style-name="gr5" draw:text-style-name="P5" draw:layer="layout" svg:width="0.883cm" svg:height="0.971cm" svg:x="14.919cm" svg:y="6.539cm">
          <draw:text-box>
            <text:p text:style-name="P4">a</text:p>
          </draw:text-box>
        </draw:frame>
        <draw:custom-shape draw:style-name="gr4" draw:text-style-name="P1" xml:id="id20" draw:id="id20" draw:layer="layout" svg:width="0.508cm" svg:height="0.508cm" svg:x="15.349cm" svg:y="4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5.603cm" svg:y1="4.838cm" svg:x2="15.802cm" svg:y2="6.529cm" draw:start-shape="id20" draw:start-glue-point="8" draw:end-shape="id17" draw:end-glue-point="4" svg:d="M15603 4838l199 1691" svg:viewBox="0 0 200 1692">
          <text:p/>
        </draw:connector>
        <draw:custom-shape draw:style-name="gr4" draw:text-style-name="P1" xml:id="id21" draw:id="id21" draw:layer="layout" svg:width="0.508cm" svg:height="0.508cm" svg:x="16.756cm" svg:y="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5.783cm" svg:y1="4.764cm" svg:x2="17.01cm" svg:y2="5.752cm" draw:start-shape="id20" draw:start-glue-point="9" draw:end-shape="id21" draw:end-glue-point="4" svg:d="M15783 4764l1227 988" svg:viewBox="0 0 1228 989">
          <text:p/>
        </draw:connector>
        <draw:frame draw:style-name="gr6" draw:text-style-name="P5" draw:layer="layout" svg:width="0.795cm" svg:height="0.971cm" svg:x="15.697cm" svg:y="7.501cm">
          <draw:text-box>
            <text:p text:style-name="P4">c</text:p>
          </draw:text-box>
        </draw:frame>
        <draw:frame draw:style-name="gr6" draw:text-style-name="P5" draw:layer="layout" svg:width="0.795cm" svg:height="0.971cm" svg:x="16.086cm" svg:y="4.55cm">
          <draw:text-box>
            <text:p text:style-name="P4">a</text:p>
          </draw:text-box>
        </draw:frame>
        <draw:custom-shape draw:style-name="gr2" draw:text-style-name="P2" xml:id="id22" draw:id="id22" draw:layer="layout" svg:width="0.508cm" svg:height="0.508cm" svg:x="16.65cm" svg:y="7.2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17.01cm" svg:y1="6.26cm" svg:x2="16.904cm" svg:y2="7.241cm" draw:start-shape="id21" draw:start-glue-point="8" draw:end-shape="id22" draw:end-glue-point="4" svg:d="M17010 6260l-106 981" svg:viewBox="0 0 107 982">
          <text:p/>
        </draw:connector>
        <draw:frame draw:style-name="gr5" draw:text-style-name="P5" draw:layer="layout" svg:width="0.883cm" svg:height="0.971cm" svg:x="16.215cm" svg:y="6.135cm">
          <draw:text-box>
            <text:p text:style-name="P4">$</text:p>
          </draw:text-box>
        </draw:frame>
        <draw:custom-shape draw:style-name="gr2" draw:text-style-name="P2" xml:id="id23" draw:id="id23" draw:layer="layout" svg:width="0.508cm" svg:height="0.508cm" svg:x="18.151cm" svg:y="10.9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17.19cm" svg:y1="6.186cm" svg:x2="18.405cm" svg:y2="10.942cm" draw:start-shape="id21" draw:start-glue-point="9" draw:end-shape="id23" draw:end-glue-point="4" svg:d="M17190 6186l1215 4756" svg:viewBox="0 0 1216 4757">
          <text:p/>
        </draw:connector>
        <draw:frame draw:style-name="gr5" draw:text-style-name="P5" draw:layer="layout" svg:width="0.883cm" svg:height="0.971cm" svg:x="17.739cm" svg:y="8.267cm">
          <draw:text-box>
            <text:p text:style-name="P4">a</text:p>
          </draw:text-box>
        </draw:frame>
        <draw:frame draw:style-name="gr6" draw:text-style-name="P5" draw:layer="layout" svg:width="0.795cm" svg:height="0.971cm" svg:x="17.838cm" svg:y="8.699cm">
          <draw:text-box>
            <text:p text:style-name="P4">b</text:p>
          </draw:text-box>
        </draw:frame>
        <draw:frame draw:style-name="gr6" draw:text-style-name="P5" draw:layer="layout" svg:width="0.795cm" svg:height="0.971cm" svg:x="17.993cm" svg:y="9.132cm">
          <draw:text-box>
            <text:p text:style-name="P4">c</text:p>
          </draw:text-box>
        </draw:frame>
        <draw:frame draw:style-name="gr6" draw:text-style-name="P5" draw:layer="layout" svg:width="0.795cm" svg:height="0.971cm" svg:x="18.048cm" svg:y="9.564cm">
          <draw:text-box>
            <text:p text:style-name="P4">a</text:p>
          </draw:text-box>
        </draw:frame>
        <draw:frame draw:style-name="gr8" draw:text-style-name="P5" draw:layer="layout" svg:width="0.817cm" svg:height="0.999cm" svg:x="18.192cm" svg:y="9.982cm">
          <draw:text-box>
            <text:p text:style-name="P4">$</text:p>
          </draw:text-box>
        </draw:frame>
        <draw:frame draw:style-name="gr5" draw:text-style-name="P5" draw:layer="layout" svg:width="0.883cm" svg:height="0.971cm" svg:x="17.218cm" svg:y="6.538cm">
          <draw:text-box>
            <text:p text:style-name="P4">a</text:p>
          </draw:text-box>
        </draw:frame>
        <draw:frame draw:style-name="gr5" draw:text-style-name="P5" draw:layer="layout" svg:width="0.883cm" svg:height="0.971cm" svg:x="17.019cm" svg:y="6.039cm">
          <draw:text-box>
            <text:p text:style-name="P4">b</text:p>
          </draw:text-box>
        </draw:frame>
        <draw:frame draw:style-name="gr5" draw:text-style-name="P5" draw:layer="layout" svg:width="0.883cm" svg:height="0.971cm" svg:x="17.373cm" svg:y="6.97cm">
          <draw:text-box>
            <text:p text:style-name="P4">a</text:p>
          </draw:text-box>
        </draw:frame>
        <draw:frame draw:style-name="gr5" draw:text-style-name="P5" draw:layer="layout" svg:width="0.883cm" svg:height="0.971cm" svg:x="17.583cm" svg:y="7.835cm">
          <draw:text-box>
            <text:p text:style-name="P4">a</text:p>
          </draw:text-box>
        </draw:frame>
        <draw:frame draw:style-name="gr5" draw:text-style-name="P5" draw:layer="layout" svg:width="0.883cm" svg:height="0.971cm" svg:x="17.528cm" svg:y="7.403cm">
          <draw:text-box>
            <text:p text:style-name="P4">b</text:p>
          </draw:text-box>
        </draw:frame>
        <draw:frame draw:style-name="gr5" draw:text-style-name="P6" draw:layer="layout" svg:width="0.502cm" svg:height="1.187cm" svg:x="12.811cm" svg:y="14.1cm">
          <draw:text-box>
            <text:p/>
          </draw:text-box>
        </draw:frame>
        <draw:frame draw:style-name="gr10" draw:text-style-name="P7" draw:layer="layout" svg:width="6.531cm" svg:height="1.691cm" draw:transform="rotate (-0.935671011994161) translate (8.738cm 4.175cm)">
          <draw:text-box>
            <text:p><text:span text:style-name="T1">cabcabaabaabca$</text:span></text:p>
          </draw:text-box>
        </draw:frame>
        <draw:connector draw:style-name="gr3" draw:text-style-name="P3" draw:layer="layout" draw:type="line" svg:x1="10.578cm" svg:y1="2.75cm" svg:x2="15.423cm" svg:y2="4.404cm" draw:start-shape="id1" draw:start-glue-point="9" draw:end-shape="id20" draw:end-glue-point="5" svg:d="M10578 2750l4845 1654" svg:viewBox="0 0 4846 1655">
          <text:p/>
        </draw:connector>
        <draw:frame draw:style-name="gr5" draw:text-style-name="P5" draw:layer="layout" svg:width="0.883cm" svg:height="0.971cm" svg:x="11.915cm" svg:y="3.126cm">
          <draw:text-box>
            <text:p text:style-name="P4">b</text:p>
          </draw:text-box>
        </draw:frame>
        <draw:custom-shape draw:style-name="gr4" draw:text-style-name="P1" xml:id="id24" draw:id="id24" draw:layer="layout" svg:width="0.508cm" svg:height="0.508cm" svg:x="20.75cm" svg:y="4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0.652cm" svg:y1="2.57cm" svg:x2="20.824cm" svg:y2="4.405cm" draw:start-shape="id1" draw:start-glue-point="10" draw:end-shape="id24" draw:end-glue-point="5" svg:d="M10652 2570l10172 1835" svg:viewBox="0 0 10173 1836">
          <text:p/>
        </draw:connector>
        <draw:frame draw:style-name="gr5" draw:text-style-name="P5" draw:layer="layout" svg:width="1.264cm" svg:height="0.971cm" svg:x="14.716cm" svg:y="2.527cm">
          <draw:text-box>
            <text:p text:style-name="P4">ca</text:p>
          </draw:text-box>
        </draw:frame>
        <draw:custom-shape draw:style-name="gr2" draw:text-style-name="P2" xml:id="id25" draw:id="id25" draw:layer="layout" svg:width="0.508cm" svg:height="0.508cm" svg:x="19.446cm" svg:y="6.0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20.824cm" svg:y1="4.765cm" svg:x2="19.7cm" svg:y2="6.018cm" draw:start-shape="id24" draw:start-glue-point="7" draw:end-shape="id25" draw:end-glue-point="4" svg:d="M20824 4765l-1124 1253" svg:viewBox="0 0 1125 1254">
          <text:p/>
        </draw:connector>
        <draw:frame draw:style-name="gr5" draw:text-style-name="P5" draw:layer="layout" svg:width="0.883cm" svg:height="0.971cm" svg:x="19.756cm" svg:y="4.574cm">
          <draw:text-box>
            <text:p text:style-name="P4">$</text:p>
          </draw:text-box>
        </draw:frame>
        <draw:custom-shape draw:style-name="gr4" draw:text-style-name="P1" xml:id="id26" draw:id="id26" draw:layer="layout" svg:width="0.508cm" svg:height="0.508cm" svg:x="22.151cm" svg:y="5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21.184cm" svg:y1="4.765cm" svg:x2="22.405cm" svg:y2="5.932cm" draw:start-shape="id24" draw:start-glue-point="9" draw:end-shape="id26" draw:end-glue-point="4" svg:d="M21184 4765l1221 1167" svg:viewBox="0 0 1222 1168">
          <text:p/>
        </draw:connector>
        <draw:frame draw:style-name="gr5" draw:text-style-name="P5" draw:layer="layout" svg:width="0.883cm" svg:height="0.971cm" svg:x="21.657cm" svg:y="4.575cm">
          <draw:text-box draw:corner-radius="0.052cm">
            <text:p text:style-name="P4">b</text:p>
          </draw:text-box>
        </draw:frame>
        <draw:custom-shape draw:style-name="gr2" draw:text-style-name="P2" xml:id="id27" draw:id="id27" draw:layer="layout" svg:width="0.508cm" svg:height="0.508cm" svg:x="20.847cm" svg:y="10.5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22.225cm" svg:y1="6.366cm" svg:x2="21.101cm" svg:y2="10.519cm" draw:start-shape="id26" draw:start-glue-point="7" draw:end-shape="id27" draw:end-glue-point="4" svg:d="M22225 6366l-1124 4153" svg:viewBox="0 0 1125 4154">
          <text:p/>
        </draw:connector>
        <draw:frame draw:style-name="gr5" draw:text-style-name="P5" draw:layer="layout" svg:width="0.883cm" svg:height="0.971cm" svg:x="21.117cm" svg:y="7.628cm">
          <draw:text-box>
            <text:p text:style-name="P4">a</text:p>
          </draw:text-box>
        </draw:frame>
        <draw:frame draw:style-name="gr6" draw:text-style-name="P5" draw:layer="layout" svg:width="0.795cm" svg:height="0.971cm" svg:x="20.973cm" svg:y="8.079cm">
          <draw:text-box>
            <text:p text:style-name="P4">b</text:p>
          </draw:text-box>
        </draw:frame>
        <draw:frame draw:style-name="gr6" draw:text-style-name="P5" draw:layer="layout" svg:width="0.795cm" svg:height="0.971cm" svg:x="20.784cm" svg:y="8.529cm">
          <draw:text-box>
            <text:p text:style-name="P4">c</text:p>
          </draw:text-box>
        </draw:frame>
        <draw:frame draw:style-name="gr6" draw:text-style-name="P5" draw:layer="layout" svg:width="0.795cm" svg:height="0.971cm" svg:x="20.596cm" svg:y="8.98cm">
          <draw:text-box>
            <text:p text:style-name="P4">a</text:p>
          </draw:text-box>
        </draw:frame>
        <draw:frame draw:style-name="gr6" draw:text-style-name="P5" draw:layer="layout" svg:width="0.795cm" svg:height="0.971cm" svg:x="20.407cm" svg:y="9.43cm">
          <draw:text-box>
            <text:p text:style-name="P4">$</text:p>
          </draw:text-box>
        </draw:frame>
        <draw:frame draw:style-name="gr5" draw:text-style-name="P5" draw:layer="layout" svg:width="0.883cm" svg:height="0.971cm" svg:x="21.218cm" svg:y="7.229cm">
          <draw:text-box>
            <text:p text:style-name="P4">a</text:p>
          </draw:text-box>
        </draw:frame>
        <draw:frame draw:style-name="gr5" draw:text-style-name="P5" draw:layer="layout" svg:width="0.883cm" svg:height="0.971cm" svg:x="21.417cm" svg:y="6.328cm">
          <draw:text-box>
            <text:p text:style-name="P4">a</text:p>
          </draw:text-box>
        </draw:frame>
        <draw:frame draw:style-name="gr5" draw:text-style-name="P5" draw:layer="layout" svg:width="0.883cm" svg:height="0.971cm" svg:x="21.518cm" svg:y="5.929cm">
          <draw:text-box>
            <text:p text:style-name="P4">a</text:p>
          </draw:text-box>
        </draw:frame>
        <draw:frame draw:style-name="gr5" draw:text-style-name="P5" draw:layer="layout" svg:width="0.883cm" svg:height="0.971cm" svg:x="21.358cm" svg:y="6.776cm">
          <draw:text-box draw:corner-radius="0.052cm">
            <text:p text:style-name="P4">b</text:p>
          </draw:text-box>
        </draw:frame>
        <draw:custom-shape draw:style-name="gr2" draw:text-style-name="P2" xml:id="id28" draw:id="id28" draw:layer="layout" svg:width="0.508cm" svg:height="0.508cm" svg:x="23.348cm" svg:y="11.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22.585cm" svg:y1="6.366cm" svg:x2="23.602cm" svg:y2="11.52cm" draw:start-shape="id26" draw:start-glue-point="9" draw:end-shape="id28" draw:end-glue-point="4" svg:d="M22585 6366l1017 5154" svg:viewBox="0 0 1018 5155">
          <text:p/>
        </draw:connector>
        <draw:frame draw:style-name="gr5" draw:text-style-name="P6" draw:layer="layout" svg:width="5.074cm" svg:height="0.971cm" draw:transform="rotate (-1.36100775070518) translate (23.286cm 6.207cm)">
          <draw:text-box>
            <text:p><text:span text:style-name="T1">cabaabaabca$</text:span></text:p>
          </draw:text-box>
        </draw:frame>
        <draw:custom-shape draw:style-name="gr11" draw:text-style-name="P1" xml:id="id29" draw:id="id29" draw:layer="layout" svg:width="1.016cm" svg:height="1.016cm" svg:x="2.016cm" svg:y="14.1cm">
          <text:p text:style-name="P8">15</text:p>
          <draw:enhanced-geometry svg:viewBox="0 0 21600 21600" draw:type="rectangle" draw:enhanced-path="M 0 0 L 21600 0 21600 21600 0 21600 0 0 Z N"/>
        </draw:custom-shape>
        <draw:custom-shape draw:style-name="gr12" draw:text-style-name="P1" xml:id="id30" draw:id="id30" draw:layer="layout" svg:width="1.016cm" svg:height="1.016cm" svg:x="3.286cm" svg:y="14.1cm">
          <text:p text:style-name="P8">14</text:p>
          <draw:enhanced-geometry svg:viewBox="0 0 21600 21600" draw:type="rectangle" draw:enhanced-path="M 0 0 L 21600 0 21600 21600 0 21600 0 0 Z N"/>
        </draw:custom-shape>
        <draw:custom-shape draw:style-name="gr12" draw:text-style-name="P1" xml:id="id31" draw:id="id31" draw:layer="layout" svg:width="1.016cm" svg:height="1.016cm" svg:x="4.556cm" svg:y="14.1cm">
          <text:p text:style-name="P8">7</text:p>
          <draw:enhanced-geometry svg:viewBox="0 0 21600 21600" draw:type="rectangle" draw:enhanced-path="M 0 0 L 21600 0 21600 21600 0 21600 0 0 Z N"/>
        </draw:custom-shape>
        <draw:custom-shape draw:style-name="gr12" draw:text-style-name="P1" xml:id="id32" draw:id="id32" draw:layer="layout" svg:width="1.016cm" svg:height="1.016cm" svg:x="5.826cm" svg:y="14.1cm">
          <text:p text:style-name="P8">10</text:p>
          <draw:enhanced-geometry svg:viewBox="0 0 21600 21600" draw:type="rectangle" draw:enhanced-path="M 0 0 L 21600 0 21600 21600 0 21600 0 0 Z N"/>
        </draw:custom-shape>
        <draw:custom-shape draw:style-name="gr12" draw:text-style-name="P1" xml:id="id33" draw:id="id33" draw:layer="layout" svg:width="1.016cm" svg:height="1.016cm" svg:x="7.096cm" svg:y="14.081cm">
          <text:p text:style-name="P8">5</text:p>
          <draw:enhanced-geometry svg:viewBox="0 0 21600 21600" draw:type="rectangle" draw:enhanced-path="M 0 0 L 21600 0 21600 21600 0 21600 0 0 Z N"/>
        </draw:custom-shape>
        <draw:custom-shape draw:style-name="gr12" draw:text-style-name="P1" xml:id="id34" draw:id="id34" draw:layer="layout" svg:width="1.016cm" svg:height="1.016cm" svg:x="8.366cm" svg:y="14.1cm">
          <text:p text:style-name="P8">8</text:p>
          <draw:enhanced-geometry svg:viewBox="0 0 21600 21600" draw:type="rectangle" draw:enhanced-path="M 0 0 L 21600 0 21600 21600 0 21600 0 0 Z N"/>
        </draw:custom-shape>
        <draw:custom-shape draw:style-name="gr12" draw:text-style-name="P1" xml:id="id35" draw:id="id35" draw:layer="layout" svg:width="1.016cm" svg:height="1.016cm" svg:x="9.636cm" svg:y="14.1cm">
          <text:p text:style-name="P8">11</text:p>
          <draw:enhanced-geometry svg:viewBox="0 0 21600 21600" draw:type="rectangle" draw:enhanced-path="M 0 0 L 21600 0 21600 21600 0 21600 0 0 Z N"/>
        </draw:custom-shape>
        <draw:custom-shape draw:style-name="gr12" draw:text-style-name="P1" xml:id="id36" draw:id="id36" draw:layer="layout" svg:width="1.016cm" svg:height="1.016cm" svg:x="10.906cm" svg:y="14.1cm">
          <text:p text:style-name="P8">2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1.762cm" svg:y1="4.625cm" svg:x2="2.524cm" svg:y2="14.1cm" draw:start-shape="id2" draw:start-glue-point="8" draw:end-shape="id29" draw:end-glue-point="0" svg:d="M1762 4625l762 9475" svg:viewBox="0 0 763 9476">
          <text:p/>
        </draw:connector>
        <draw:connector draw:style-name="gr13" draw:text-style-name="P3" draw:layer="layout" draw:type="line" svg:x1="3.032cm" svg:y1="6.994cm" svg:x2="3.794cm" svg:y2="14.1cm" draw:start-shape="id4" draw:start-glue-point="8" draw:end-shape="id30" draw:end-glue-point="0" svg:d="M3032 6994l762 7106" svg:viewBox="0 0 763 7107">
          <text:p/>
        </draw:connector>
        <draw:connector draw:style-name="gr13" draw:text-style-name="P3" draw:layer="layout" draw:type="line" svg:x1="4.501cm" svg:y1="11.927cm" svg:x2="5.064cm" svg:y2="14.1cm" draw:start-shape="id7" draw:start-glue-point="8" draw:end-shape="id31" draw:end-glue-point="0" svg:d="M4501 11927l563 2173" svg:viewBox="0 0 564 2174">
          <text:p/>
        </draw:connector>
        <draw:connector draw:style-name="gr13" draw:text-style-name="P3" draw:layer="layout" draw:type="line" svg:x1="5.772cm" svg:y1="11.928cm" svg:x2="6.334cm" svg:y2="14.1cm" draw:start-shape="id8" draw:start-glue-point="8" draw:end-shape="id32" draw:end-glue-point="0" svg:d="M5772 11928l562 2172" svg:viewBox="0 0 563 2173">
          <text:p/>
        </draw:connector>
        <draw:connector draw:style-name="gr13" draw:text-style-name="P3" draw:layer="layout" draw:type="line" svg:x1="7.042cm" svg:y1="11.922cm" svg:x2="7.604cm" svg:y2="14.081cm" draw:start-shape="id11" draw:start-glue-point="8" draw:end-shape="id33" draw:end-glue-point="0" svg:d="M7042 11922l562 2159" svg:viewBox="0 0 563 2160">
          <text:p/>
        </draw:connector>
        <draw:connector draw:style-name="gr13" draw:text-style-name="P3" draw:layer="layout" draw:type="line" svg:x1="8.312cm" svg:y1="11.838cm" svg:x2="8.874cm" svg:y2="14.1cm" draw:start-shape="id12" draw:start-glue-point="8" draw:end-shape="id34" draw:end-glue-point="0" svg:d="M8312 11838l562 2262" svg:viewBox="0 0 563 2263">
          <text:p/>
        </draw:connector>
        <draw:connector draw:style-name="gr13" draw:text-style-name="P3" draw:layer="layout" draw:type="line" svg:x1="9.382cm" svg:y1="9.639cm" svg:x2="10.144cm" svg:y2="14.1cm" draw:start-shape="id14" draw:start-glue-point="8" draw:end-shape="id35" draw:end-glue-point="0" svg:d="M9382 9639l762 4461" svg:viewBox="0 0 763 4462">
          <text:p/>
        </draw:connector>
        <draw:connector draw:style-name="gr13" draw:text-style-name="P3" draw:layer="layout" draw:type="line" svg:x1="11.152cm" svg:y1="13.24cm" svg:x2="11.414cm" svg:y2="14.1cm" draw:end-shape="id36" draw:end-glue-point="0" svg:d="M11152 13240l262 860" svg:viewBox="0 0 263 861">
          <text:p/>
        </draw:connector>
        <draw:custom-shape draw:style-name="gr12" draw:text-style-name="P1" xml:id="id37" draw:id="id37" draw:layer="layout" svg:width="1.016cm" svg:height="1.016cm" svg:x="12.176cm" svg:y="14.1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2" draw:text-style-name="P1" xml:id="id38" draw:id="id38" draw:layer="layout" svg:width="1.016cm" svg:height="1.016cm" svg:x="13.446cm" svg:y="14.1cm">
          <text:p text:style-name="P8">6</text:p>
          <draw:enhanced-geometry svg:viewBox="0 0 21600 21600" draw:type="rectangle" draw:enhanced-path="M 0 0 L 21600 0 21600 21600 0 21600 0 0 Z N"/>
        </draw:custom-shape>
        <draw:custom-shape draw:style-name="gr12" draw:text-style-name="P1" xml:id="id39" draw:id="id39" draw:layer="layout" svg:width="1.016cm" svg:height="1.016cm" svg:x="14.716cm" svg:y="14.1cm">
          <text:p text:style-name="P8">9</text:p>
          <draw:enhanced-geometry svg:viewBox="0 0 21600 21600" draw:type="rectangle" draw:enhanced-path="M 0 0 L 21600 0 21600 21600 0 21600 0 0 Z N"/>
        </draw:custom-shape>
        <draw:custom-shape draw:style-name="gr12" draw:text-style-name="P1" xml:id="id40" draw:id="id40" draw:layer="layout" svg:width="1.016cm" svg:height="1.016cm" svg:x="15.986cm" svg:y="14.1cm">
          <text:p text:style-name="P8">12</text:p>
          <draw:enhanced-geometry svg:viewBox="0 0 21600 21600" draw:type="rectangle" draw:enhanced-path="M 0 0 L 21600 0 21600 21600 0 21600 0 0 Z N"/>
        </draw:custom-shape>
        <draw:custom-shape draw:style-name="gr12" draw:text-style-name="P1" xml:id="id41" draw:id="id41" draw:layer="layout" svg:width="1.016cm" svg:height="1.016cm" svg:x="17.256cm" svg:y="14.1cm">
          <text:p text:style-name="P8">3</text:p>
          <draw:enhanced-geometry svg:viewBox="0 0 21600 21600" draw:type="rectangle" draw:enhanced-path="M 0 0 L 21600 0 21600 21600 0 21600 0 0 Z N"/>
        </draw:custom-shape>
        <draw:custom-shape draw:style-name="gr12" draw:text-style-name="P1" xml:id="id42" draw:id="id42" draw:layer="layout" svg:width="1.016cm" svg:height="1.016cm" svg:x="18.526cm" svg:y="14.1cm">
          <text:p text:style-name="P8">13</text:p>
          <draw:enhanced-geometry svg:viewBox="0 0 21600 21600" draw:type="rectangle" draw:enhanced-path="M 0 0 L 21600 0 21600 21600 0 21600 0 0 Z N"/>
        </draw:custom-shape>
        <draw:custom-shape draw:style-name="gr12" draw:text-style-name="P1" xml:id="id43" draw:id="id43" draw:layer="layout" svg:width="1.016cm" svg:height="1.016cm" svg:x="19.796cm" svg:y="14.1cm">
          <text:p text:style-name="P8">4</text:p>
          <draw:enhanced-geometry svg:viewBox="0 0 21600 21600" draw:type="rectangle" draw:enhanced-path="M 0 0 L 21600 0 21600 21600 0 21600 0 0 Z N"/>
        </draw:custom-shape>
        <draw:custom-shape draw:style-name="gr12" draw:text-style-name="P1" xml:id="id44" draw:id="id44" draw:layer="layout" svg:width="1.016cm" svg:height="1.016cm" svg:x="21.066cm" svg:y="14.1cm">
          <text:p text:style-name="P8">1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13.162cm" svg:y1="12.149cm" svg:x2="12.684cm" svg:y2="14.1cm" draw:start-shape="id16" draw:start-glue-point="8" draw:end-shape="id37" draw:end-glue-point="0" svg:d="M13162 12149l-478 1951" svg:viewBox="0 0 479 1952">
          <text:p/>
        </draw:connector>
        <draw:connector draw:style-name="gr13" draw:text-style-name="P3" draw:layer="layout" draw:type="line" svg:x1="14.402cm" svg:y1="10.447cm" svg:x2="13.954cm" svg:y2="14.1cm" draw:start-shape="id18" draw:start-glue-point="8" draw:end-shape="id38" draw:end-glue-point="0" svg:d="M14402 10447l-448 3653" svg:viewBox="0 0 449 3654">
          <text:p/>
        </draw:connector>
        <draw:connector draw:style-name="gr13" draw:text-style-name="P3" draw:layer="layout" draw:type="line" svg:x1="15.703cm" svg:y1="10.348cm" svg:x2="15.224cm" svg:y2="14.1cm" draw:start-shape="id19" draw:start-glue-point="8" draw:end-shape="id39" draw:end-glue-point="0" svg:d="M15703 10348l-479 3752" svg:viewBox="0 0 480 3753">
          <text:p/>
        </draw:connector>
        <draw:connector draw:style-name="gr13" draw:text-style-name="P3" draw:layer="layout" draw:type="line" svg:x1="16.904cm" svg:y1="7.749cm" svg:x2="16.494cm" svg:y2="14.1cm" draw:start-shape="id22" draw:start-glue-point="8" draw:end-shape="id40" draw:end-glue-point="0" svg:d="M16904 7749l-410 6351" svg:viewBox="0 0 411 6352">
          <text:p/>
        </draw:connector>
        <draw:connector draw:style-name="gr13" draw:text-style-name="P3" draw:layer="layout" draw:type="line" svg:x1="18.405cm" svg:y1="11.45cm" svg:x2="17.764cm" svg:y2="14.1cm" draw:start-shape="id23" draw:start-glue-point="8" draw:end-shape="id41" draw:end-glue-point="0" svg:d="M18405 11450l-641 2650" svg:viewBox="0 0 642 2651">
          <text:p/>
        </draw:connector>
        <draw:connector draw:style-name="gr13" draw:text-style-name="P3" draw:layer="layout" draw:type="line" svg:x1="19.7cm" svg:y1="6.526cm" svg:x2="19.034cm" svg:y2="14.1cm" draw:start-shape="id25" draw:start-glue-point="8" draw:end-shape="id42" draw:end-glue-point="0" svg:d="M19700 6526l-666 7574" svg:viewBox="0 0 667 7575">
          <text:p/>
        </draw:connector>
        <draw:connector draw:style-name="gr13" draw:text-style-name="P3" draw:layer="layout" draw:type="line" svg:x1="21.101cm" svg:y1="11.027cm" svg:x2="20.304cm" svg:y2="14.1cm" draw:start-shape="id27" draw:start-glue-point="8" draw:end-shape="id43" draw:end-glue-point="0" svg:d="M21101 11027l-797 3073" svg:viewBox="0 0 798 3074">
          <text:p/>
        </draw:connector>
        <draw:connector draw:style-name="gr13" draw:text-style-name="P3" draw:layer="layout" draw:type="line" svg:x1="23.602cm" svg:y1="12.028cm" svg:x2="21.574cm" svg:y2="14.1cm" draw:start-shape="id28" draw:start-glue-point="8" draw:end-shape="id44" draw:end-glue-point="0" svg:d="M23602 12028l-2028 2072" svg:viewBox="0 0 2029 2073">
          <text:p/>
        </draw:connector>
        <draw:frame draw:style-name="gr5" draw:text-style-name="P6" draw:layer="layout" svg:width="0.853cm" svg:height="0.962cm" svg:x="2.052cm" svg:y="13.27cm">
          <draw:text-box>
            <text:p>0</text:p>
          </draw:text-box>
        </draw:frame>
        <draw:frame draw:style-name="gr5" draw:text-style-name="P6" draw:layer="layout" svg:width="0.853cm" svg:height="0.962cm" svg:x="3.353cm" svg:y="13.27cm">
          <draw:text-box>
            <text:p>1</text:p>
          </draw:text-box>
        </draw:frame>
        <draw:frame draw:style-name="gr5" draw:text-style-name="P6" draw:layer="layout" svg:width="0.853cm" svg:height="0.962cm" svg:x="4.653cm" svg:y="13.27cm">
          <draw:text-box>
            <text:p>2</text:p>
          </draw:text-box>
        </draw:frame>
        <draw:frame draw:style-name="gr5" draw:text-style-name="P6" draw:layer="layout" svg:width="0.853cm" svg:height="0.962cm" svg:x="5.853cm" svg:y="13.27cm">
          <draw:text-box>
            <text:p>3</text:p>
          </draw:text-box>
        </draw:frame>
        <draw:frame draw:style-name="gr5" draw:text-style-name="P6" draw:layer="layout" svg:width="0.853cm" svg:height="0.962cm" svg:x="7.153cm" svg:y="13.27cm">
          <draw:text-box>
            <text:p>4</text:p>
          </draw:text-box>
        </draw:frame>
        <draw:frame draw:style-name="gr5" draw:text-style-name="P6" draw:layer="layout" svg:width="0.853cm" svg:height="0.962cm" svg:x="8.453cm" svg:y="13.27cm">
          <draw:text-box>
            <text:p>5</text:p>
          </draw:text-box>
        </draw:frame>
        <draw:frame draw:style-name="gr5" draw:text-style-name="P6" draw:layer="layout" svg:width="0.853cm" svg:height="0.962cm" svg:x="9.653cm" svg:y="13.27cm">
          <draw:text-box>
            <text:p>6</text:p>
          </draw:text-box>
        </draw:frame>
        <draw:frame draw:style-name="gr5" draw:text-style-name="P6" draw:layer="layout" svg:width="0.853cm" svg:height="0.962cm" svg:x="10.953cm" svg:y="13.27cm">
          <draw:text-box>
            <text:p>7</text:p>
          </draw:text-box>
        </draw:frame>
        <draw:frame draw:style-name="gr5" draw:text-style-name="P6" draw:layer="layout" svg:width="0.853cm" svg:height="0.962cm" svg:x="12.253cm" svg:y="13.27cm">
          <draw:text-box>
            <text:p>8</text:p>
          </draw:text-box>
        </draw:frame>
        <draw:frame draw:style-name="gr5" draw:text-style-name="P6" draw:layer="layout" svg:width="0.853cm" svg:height="0.962cm" svg:x="13.553cm" svg:y="13.27cm">
          <draw:text-box>
            <text:p>9</text:p>
          </draw:text-box>
        </draw:frame>
        <draw:frame draw:style-name="gr5" draw:text-style-name="P6" draw:layer="layout" svg:width="1.205cm" svg:height="0.962cm" svg:x="14.553cm" svg:y="13.27cm">
          <draw:text-box>
            <text:p>10</text:p>
          </draw:text-box>
        </draw:frame>
        <draw:frame draw:style-name="gr5" draw:text-style-name="P6" draw:layer="layout" svg:width="1.158cm" svg:height="0.962cm" svg:x="16.053cm" svg:y="13.27cm">
          <draw:text-box>
            <text:p>11</text:p>
          </draw:text-box>
        </draw:frame>
        <draw:frame draw:style-name="gr5" draw:text-style-name="P6" draw:layer="layout" svg:width="1.205cm" svg:height="0.962cm" svg:x="17.153cm" svg:y="13.27cm">
          <draw:text-box>
            <text:p>12</text:p>
          </draw:text-box>
        </draw:frame>
        <draw:frame draw:style-name="gr5" draw:text-style-name="P6" draw:layer="layout" svg:width="1.205cm" svg:height="0.962cm" svg:x="18.453cm" svg:y="13.27cm">
          <draw:text-box>
            <text:p>13</text:p>
          </draw:text-box>
        </draw:frame>
        <draw:frame draw:style-name="gr5" draw:text-style-name="P6" draw:layer="layout" svg:width="1.205cm" svg:height="0.962cm" svg:x="19.653cm" svg:y="13.27cm">
          <draw:text-box>
            <text:p>14</text:p>
          </draw:text-box>
        </draw:frame>
        <draw:frame draw:style-name="gr5" draw:text-style-name="P6" draw:layer="layout" svg:width="1.205cm" svg:height="0.962cm" svg:x="20.939cm" svg:y="13.319cm">
          <draw:text-box>
            <text:p>15</text:p>
          </draw:text-box>
        </draw:frame>
        <draw:custom-shape draw:style-name="gr14" draw:text-style-name="P9" xml:id="id45" draw:id="id45" draw:layer="layout" svg:width="1.016cm" svg:height="1.016cm" svg:x="2.676cm" svg:y="15.859cm">
          <text:p text:style-name="P8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46" draw:id="id46" draw:layer="layout" svg:width="1.016cm" svg:height="1.016cm" svg:x="3.946cm" svg:y="15.86cm">
          <text:p text:style-name="P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47" draw:id="id47" draw:layer="layout" svg:width="1.016cm" svg:height="1.016cm" svg:x="5.216cm" svg:y="15.86cm">
          <text:p text:style-name="P8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48" draw:id="id48" draw:layer="layout" svg:width="1.016cm" svg:height="1.016cm" svg:x="6.486cm" svg:y="15.861cm">
          <text:p text:style-name="P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49" draw:id="id49" draw:layer="layout" svg:width="1.016cm" svg:height="1.016cm" svg:x="7.756cm" svg:y="15.86cm">
          <text:p text:style-name="P8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50" draw:id="id50" draw:layer="layout" svg:width="1.016cm" svg:height="1.016cm" svg:x="9.026cm" svg:y="15.861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51" draw:id="id51" draw:layer="layout" svg:width="1.016cm" svg:height="1.016cm" svg:x="10.296cm" svg:y="15.861cm">
          <text:p text:style-name="P8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52" draw:id="id52" draw:layer="layout" svg:width="1.016cm" svg:height="1.016cm" svg:x="11.566cm" svg:y="15.862cm">
          <text:p text:style-name="P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53" draw:id="id53" draw:layer="layout" svg:width="1.016cm" svg:height="1.016cm" svg:x="12.836cm" svg:y="15.86cm">
          <text:p text:style-name="P8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54" draw:id="id54" draw:layer="layout" svg:width="1.016cm" svg:height="1.016cm" svg:x="14.106cm" svg:y="15.861cm">
          <text:p text:style-name="P8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55" draw:id="id55" draw:layer="layout" svg:width="1.016cm" svg:height="1.016cm" svg:x="15.376cm" svg:y="15.861cm">
          <text:p text:style-name="P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56" draw:id="id56" draw:layer="layout" svg:width="1.016cm" svg:height="1.016cm" svg:x="16.646cm" svg:y="15.862cm">
          <text:p text:style-name="P8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57" draw:id="id57" draw:layer="layout" svg:width="1.016cm" svg:height="1.016cm" svg:x="17.916cm" svg:y="15.861cm">
          <text:p text:style-name="P8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58" draw:id="id58" draw:layer="layout" svg:width="1.016cm" svg:height="1.016cm" svg:x="19.186cm" svg:y="15.862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59" draw:id="id59" draw:layer="layout" svg:width="1.016cm" svg:height="1.016cm" svg:x="20.456cm" svg:y="15.862cm">
          <text:p text:style-name="P8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3" draw:layer="layout" draw:type="line" svg:x1="2.524cm" svg:y1="15.116cm" svg:x2="3.184cm" svg:y2="15.859cm" draw:start-shape="id29" draw:start-glue-point="2" draw:end-shape="id45" draw:end-glue-point="4" svg:d="M2524 15116l660 743" svg:viewBox="0 0 661 744">
          <text:p/>
        </draw:connector>
        <draw:connector draw:style-name="gr16" draw:text-style-name="P3" draw:layer="layout" draw:type="line" svg:x1="3.794cm" svg:y1="15.116cm" svg:x2="3.184cm" svg:y2="15.859cm" draw:start-shape="id30" draw:start-glue-point="2" draw:end-shape="id45" draw:end-glue-point="4" svg:d="M3794 15116l-610 743" svg:viewBox="0 0 611 744">
          <text:p/>
        </draw:connector>
        <draw:connector draw:style-name="gr16" draw:text-style-name="P3" draw:layer="layout" draw:type="line" svg:x1="3.794cm" svg:y1="15.116cm" svg:x2="4.454cm" svg:y2="15.86cm" draw:start-shape="id30" draw:start-glue-point="2" draw:end-shape="id46" draw:end-glue-point="4" svg:d="M3794 15116l660 744" svg:viewBox="0 0 661 745">
          <text:p/>
        </draw:connector>
        <draw:connector draw:style-name="gr16" draw:text-style-name="P3" draw:layer="layout" draw:type="line" svg:x1="5.064cm" svg:y1="15.116cm" svg:x2="4.454cm" svg:y2="15.86cm" draw:start-shape="id31" draw:start-glue-point="2" draw:end-shape="id46" draw:end-glue-point="4" svg:d="M5064 15116l-610 744" svg:viewBox="0 0 611 745">
          <text:p/>
        </draw:connector>
        <draw:connector draw:style-name="gr16" draw:text-style-name="P3" draw:layer="layout" draw:type="line" svg:x1="5.064cm" svg:y1="15.116cm" svg:x2="5.724cm" svg:y2="15.86cm" draw:start-shape="id31" draw:start-glue-point="2" draw:end-shape="id47" draw:end-glue-point="4" svg:d="M5064 15116l660 744" svg:viewBox="0 0 661 745">
          <text:p/>
        </draw:connector>
        <draw:connector draw:style-name="gr16" draw:text-style-name="P3" draw:layer="layout" draw:type="line" svg:x1="5.724cm" svg:y1="15.86cm" svg:x2="6.334cm" svg:y2="15.116cm" draw:start-shape="id47" draw:start-glue-point="4" draw:end-shape="id32" draw:end-glue-point="2" svg:d="M5724 15860l610-744" svg:viewBox="0 0 611 745">
          <text:p/>
        </draw:connector>
        <draw:connector draw:style-name="gr16" draw:text-style-name="P3" draw:layer="layout" draw:type="line" svg:x1="6.334cm" svg:y1="15.116cm" svg:x2="6.994cm" svg:y2="15.861cm" draw:start-shape="id32" draw:start-glue-point="2" draw:end-shape="id48" draw:end-glue-point="4" svg:d="M6334 15116l660 745" svg:viewBox="0 0 661 746">
          <text:p/>
        </draw:connector>
        <draw:connector draw:style-name="gr16" draw:text-style-name="P3" draw:layer="layout" draw:type="line" svg:x1="6.994cm" svg:y1="15.861cm" svg:x2="7.604cm" svg:y2="15.097cm" draw:start-shape="id48" draw:start-glue-point="4" draw:end-shape="id33" draw:end-glue-point="2" svg:d="M6994 15861l610-764" svg:viewBox="0 0 611 765">
          <text:p/>
        </draw:connector>
        <draw:connector draw:style-name="gr16" draw:text-style-name="P3" draw:layer="layout" draw:type="line" svg:x1="7.604cm" svg:y1="15.097cm" svg:x2="8.264cm" svg:y2="15.86cm" draw:start-shape="id33" draw:start-glue-point="2" draw:end-shape="id49" draw:end-glue-point="4" svg:d="M7604 15097l660 763" svg:viewBox="0 0 661 764">
          <text:p/>
        </draw:connector>
        <draw:connector draw:style-name="gr16" draw:text-style-name="P3" draw:layer="layout" draw:type="line" svg:x1="8.264cm" svg:y1="15.86cm" svg:x2="8.874cm" svg:y2="15.116cm" draw:start-shape="id49" draw:start-glue-point="4" draw:end-shape="id34" draw:end-glue-point="2" svg:d="M8264 15860l610-744" svg:viewBox="0 0 611 745">
          <text:p/>
        </draw:connector>
        <draw:connector draw:style-name="gr16" draw:text-style-name="P3" draw:layer="layout" draw:type="line" svg:x1="8.874cm" svg:y1="15.116cm" svg:x2="9.534cm" svg:y2="15.861cm" draw:start-shape="id34" draw:start-glue-point="2" draw:end-shape="id50" draw:end-glue-point="4" svg:d="M8874 15116l660 745" svg:viewBox="0 0 661 746">
          <text:p/>
        </draw:connector>
        <draw:connector draw:style-name="gr16" draw:text-style-name="P3" draw:layer="layout" draw:type="line" svg:x1="9.534cm" svg:y1="15.861cm" svg:x2="10.144cm" svg:y2="15.116cm" draw:start-shape="id50" draw:start-glue-point="4" draw:end-shape="id35" draw:end-glue-point="2" svg:d="M9534 15861l610-745" svg:viewBox="0 0 611 746">
          <text:p/>
        </draw:connector>
        <draw:connector draw:style-name="gr16" draw:text-style-name="P3" draw:layer="layout" draw:type="line" svg:x1="10.144cm" svg:y1="15.116cm" svg:x2="10.804cm" svg:y2="15.861cm" draw:start-shape="id35" draw:start-glue-point="2" draw:end-shape="id51" draw:end-glue-point="4" svg:d="M10144 15116l660 745" svg:viewBox="0 0 661 746">
          <text:p/>
        </draw:connector>
        <draw:connector draw:style-name="gr16" draw:text-style-name="P3" draw:layer="layout" draw:type="line" svg:x1="10.804cm" svg:y1="15.861cm" svg:x2="11.414cm" svg:y2="15.116cm" draw:start-shape="id51" draw:start-glue-point="4" draw:end-shape="id36" draw:end-glue-point="2" svg:d="M10804 15861l610-745" svg:viewBox="0 0 611 746">
          <text:p/>
        </draw:connector>
        <draw:connector draw:style-name="gr16" draw:text-style-name="P3" draw:layer="layout" draw:type="line" svg:x1="11.414cm" svg:y1="15.116cm" svg:x2="12.074cm" svg:y2="15.862cm" draw:start-shape="id36" draw:start-glue-point="2" draw:end-shape="id52" draw:end-glue-point="4" svg:d="M11414 15116l660 746" svg:viewBox="0 0 661 747">
          <text:p/>
        </draw:connector>
        <draw:connector draw:style-name="gr16" draw:text-style-name="P3" draw:layer="layout" draw:type="line" svg:x1="12.074cm" svg:y1="15.862cm" svg:x2="12.684cm" svg:y2="15.116cm" draw:start-shape="id52" draw:start-glue-point="4" draw:end-shape="id37" draw:end-glue-point="2" svg:d="M12074 15862l610-746" svg:viewBox="0 0 611 747">
          <text:p/>
        </draw:connector>
        <draw:connector draw:style-name="gr16" draw:text-style-name="P3" draw:layer="layout" draw:type="line" svg:x1="12.684cm" svg:y1="15.116cm" svg:x2="13.344cm" svg:y2="15.86cm" draw:start-shape="id37" draw:start-glue-point="2" draw:end-shape="id53" draw:end-glue-point="4" svg:d="M12684 15116l660 744" svg:viewBox="0 0 661 745">
          <text:p/>
        </draw:connector>
        <draw:connector draw:style-name="gr16" draw:text-style-name="P3" draw:layer="layout" draw:type="line" svg:x1="13.344cm" svg:y1="15.86cm" svg:x2="13.954cm" svg:y2="15.116cm" draw:start-shape="id53" draw:start-glue-point="4" draw:end-shape="id38" draw:end-glue-point="2" svg:d="M13344 15860l610-744" svg:viewBox="0 0 611 745">
          <text:p/>
        </draw:connector>
        <draw:connector draw:style-name="gr16" draw:text-style-name="P3" draw:layer="layout" draw:type="line" svg:x1="13.954cm" svg:y1="15.116cm" svg:x2="14.614cm" svg:y2="15.861cm" draw:start-shape="id38" draw:start-glue-point="2" draw:end-shape="id54" draw:end-glue-point="4" svg:d="M13954 15116l660 745" svg:viewBox="0 0 661 746">
          <text:p/>
        </draw:connector>
        <draw:connector draw:style-name="gr16" draw:text-style-name="P3" draw:layer="layout" draw:type="line" svg:x1="14.614cm" svg:y1="15.861cm" svg:x2="15.224cm" svg:y2="15.116cm" draw:start-shape="id54" draw:start-glue-point="4" draw:end-shape="id39" draw:end-glue-point="2" svg:d="M14614 15861l610-745" svg:viewBox="0 0 611 746">
          <text:p/>
        </draw:connector>
        <draw:connector draw:style-name="gr16" draw:text-style-name="P3" draw:layer="layout" draw:type="line" svg:x1="15.224cm" svg:y1="15.116cm" svg:x2="15.884cm" svg:y2="15.861cm" draw:start-shape="id39" draw:start-glue-point="2" draw:end-shape="id55" draw:end-glue-point="4" svg:d="M15224 15116l660 745" svg:viewBox="0 0 661 746">
          <text:p/>
        </draw:connector>
        <draw:connector draw:style-name="gr16" draw:text-style-name="P3" draw:layer="layout" draw:type="line" svg:x1="15.884cm" svg:y1="15.861cm" svg:x2="16.494cm" svg:y2="15.116cm" draw:start-shape="id55" draw:start-glue-point="4" draw:end-shape="id40" svg:d="M15884 15861l610-745" svg:viewBox="0 0 611 746">
          <text:p/>
        </draw:connector>
        <draw:connector draw:style-name="gr16" draw:text-style-name="P3" draw:layer="layout" draw:type="line" svg:x1="16.494cm" svg:y1="15.116cm" svg:x2="17.154cm" svg:y2="15.862cm" draw:start-shape="id40" draw:start-glue-point="2" draw:end-shape="id56" draw:end-glue-point="4" svg:d="M16494 15116l660 746" svg:viewBox="0 0 661 747">
          <text:p/>
        </draw:connector>
        <draw:connector draw:style-name="gr16" draw:text-style-name="P3" draw:layer="layout" draw:type="line" svg:x1="17.154cm" svg:y1="15.862cm" svg:x2="17.764cm" svg:y2="15.116cm" draw:start-shape="id56" draw:start-glue-point="4" draw:end-shape="id41" draw:end-glue-point="2" svg:d="M17154 15862l610-746" svg:viewBox="0 0 611 747">
          <text:p/>
        </draw:connector>
        <draw:connector draw:style-name="gr16" draw:text-style-name="P3" draw:layer="layout" draw:type="line" svg:x1="17.764cm" svg:y1="15.116cm" svg:x2="18.424cm" svg:y2="15.861cm" draw:start-shape="id41" draw:start-glue-point="2" draw:end-shape="id57" draw:end-glue-point="4" svg:d="M17764 15116l660 745" svg:viewBox="0 0 661 746">
          <text:p/>
        </draw:connector>
        <draw:connector draw:style-name="gr16" draw:text-style-name="P3" draw:layer="layout" draw:type="line" svg:x1="18.424cm" svg:y1="15.861cm" svg:x2="19.034cm" svg:y2="15.116cm" draw:start-shape="id57" draw:start-glue-point="4" draw:end-shape="id42" draw:end-glue-point="2" svg:d="M18424 15861l610-745" svg:viewBox="0 0 611 746">
          <text:p/>
        </draw:connector>
        <draw:connector draw:style-name="gr16" draw:text-style-name="P3" draw:layer="layout" draw:type="line" svg:x1="19.034cm" svg:y1="15.116cm" svg:x2="19.694cm" svg:y2="15.862cm" draw:start-shape="id42" draw:start-glue-point="2" draw:end-shape="id58" draw:end-glue-point="4" svg:d="M19034 15116l660 746" svg:viewBox="0 0 661 747">
          <text:p/>
        </draw:connector>
        <draw:connector draw:style-name="gr16" draw:text-style-name="P3" draw:layer="layout" draw:type="line" svg:x1="19.694cm" svg:y1="15.862cm" svg:x2="20.304cm" svg:y2="15.116cm" draw:start-shape="id58" draw:start-glue-point="4" draw:end-shape="id43" draw:end-glue-point="2" svg:d="M19694 15862l610-746" svg:viewBox="0 0 611 747">
          <text:p/>
        </draw:connector>
        <draw:connector draw:style-name="gr16" draw:text-style-name="P3" draw:layer="layout" draw:type="line" svg:x1="20.304cm" svg:y1="15.116cm" svg:x2="20.964cm" svg:y2="15.862cm" draw:start-shape="id43" draw:start-glue-point="2" draw:end-shape="id59" draw:end-glue-point="4" svg:d="M20304 15116l660 746" svg:viewBox="0 0 661 747">
          <text:p/>
        </draw:connector>
        <draw:connector draw:style-name="gr16" draw:text-style-name="P3" draw:layer="layout" draw:type="line" svg:x1="20.964cm" svg:y1="15.862cm" svg:x2="21.574cm" svg:y2="15.116cm" draw:start-shape="id59" draw:start-glue-point="4" draw:end-shape="id44" draw:end-glue-point="2" svg:d="M20964 15862l610-746" svg:viewBox="0 0 611 747">
          <text:p/>
        </draw:connector>
        <draw:frame draw:style-name="gr5" draw:text-style-name="P10" draw:layer="layout" svg:width="3.004cm" svg:height="0.806cm" svg:x="22.507cm" svg:y="14.208cm">
          <draw:text-box>
            <text:p><text:span text:style-name="T2">Suffix array</text:span></text:p>
          </draw:text-box>
        </draw:frame>
        <draw:frame draw:style-name="gr5" draw:text-style-name="P10" draw:layer="layout" svg:width="4.045cm" svg:height="0.806cm" svg:x="21.847cm" svg:y="15.859cm">
          <draw:text-box>
            <text:p><text:span text:style-name="T2">LCP informatio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21T23:42:55.127000000</meta:creation-date>
    <dc:date>2021-11-22T04:05:27.553000000</dc:date>
    <meta:editing-duration>PT1H55M21S</meta:editing-duration>
    <meta:editing-cycles>2</meta:editing-cycles>
    <meta:generator>LibreOffice/6.3.2.2$Windows_X86_64 LibreOffice_project/98b30e735bda24bc04ab42594c85f7fd8be07b9c</meta:generator>
    <meta:document-statistic meta:object-count="228"/>
  </office:meta>
</office:document-meta>
</file>